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enlo" svg:font-family="Menlo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75in" style:rel-column-width="9179*"/>
    </style:style>
    <style:style style:name="Table1.B" style:family="table-column">
      <style:table-column-properties style:column-width="3.5243in" style:rel-column-width="34508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3">
      <style:text-properties officeooo:paragraph-rsid="001bf2c7"/>
    </style:style>
    <style:style style:name="P2" style:family="paragraph" style:parent-style-name="Heading_20_3">
      <style:text-properties officeooo:paragraph-rsid="0027e3c0"/>
    </style:style>
    <style:style style:name="P3" style:family="paragraph" style:parent-style-name="Standard">
      <style:text-properties officeooo:paragraph-rsid="001bf2c7"/>
    </style:style>
    <style:style style:name="P4" style:family="paragraph" style:parent-style-name="Subtitle">
      <style:text-properties officeooo:paragraph-rsid="001bf2c7"/>
    </style:style>
    <style:style style:name="P5" style:family="paragraph" style:parent-style-name="Table_20_Contents">
      <style:text-properties officeooo:rsid="0027ba53" officeooo:paragraph-rsid="0027e3c0"/>
    </style:style>
    <style:style style:name="P6" style:family="paragraph" style:parent-style-name="Table_20_Contents">
      <style:text-properties officeooo:paragraph-rsid="0027e3c0"/>
    </style:style>
    <style:style style:name="P7" style:family="paragraph" style:parent-style-name="Table_20_Contents">
      <style:text-properties officeooo:rsid="0027e3c0" officeooo:paragraph-rsid="0027e3c0"/>
    </style:style>
    <style:style style:name="P8" style:family="paragraph" style:parent-style-name="Text_20_body" style:list-style-name="L1">
      <style:text-properties officeooo:rsid="001f0ba9" officeooo:paragraph-rsid="001ce6af"/>
    </style:style>
    <style:style style:name="P9" style:family="paragraph" style:parent-style-name="Text_20_body" style:list-style-name="L1">
      <style:text-properties officeooo:paragraph-rsid="001bf2c7"/>
    </style:style>
    <style:style style:name="P10" style:family="paragraph" style:parent-style-name="Text_20_body">
      <style:text-properties officeooo:paragraph-rsid="001bf2c7"/>
    </style:style>
    <style:style style:name="P11" style:family="paragraph" style:parent-style-name="Text_20_body">
      <style:text-properties officeooo:rsid="001c38eb" officeooo:paragraph-rsid="001c38eb"/>
    </style:style>
    <style:style style:name="P12" style:family="paragraph" style:parent-style-name="Text_20_body">
      <style:text-properties officeooo:rsid="001ec036" officeooo:paragraph-rsid="001ec036"/>
    </style:style>
    <style:style style:name="P13" style:family="paragraph" style:parent-style-name="Text_20_body">
      <style:text-properties officeooo:rsid="00255331" officeooo:paragraph-rsid="00255331"/>
    </style:style>
    <style:style style:name="P14" style:family="paragraph" style:parent-style-name="Text_20_body">
      <style:text-properties officeooo:rsid="00255331" officeooo:paragraph-rsid="0025ebf6"/>
    </style:style>
    <style:style style:name="P15" style:family="paragraph" style:parent-style-name="Text_20_body">
      <style:text-properties officeooo:rsid="00255331" officeooo:paragraph-rsid="0026f459"/>
    </style:style>
    <style:style style:name="P16" style:family="paragraph" style:parent-style-name="Text_20_body">
      <style:text-properties style:text-position="0% 100%" officeooo:rsid="00255331" officeooo:paragraph-rsid="0026f459"/>
    </style:style>
    <style:style style:name="P17" style:family="paragraph" style:parent-style-name="Text_20_body">
      <style:text-properties style:text-position="0% 100%" officeooo:rsid="0026fb8c" officeooo:paragraph-rsid="0027e3c0"/>
    </style:style>
    <style:style style:name="P18" style:family="paragraph" style:parent-style-name="Text_20_body">
      <style:paragraph-properties fo:text-align="center" style:justify-single-word="false"/>
      <style:text-properties officeooo:rsid="0026fb8c" officeooo:paragraph-rsid="0027e3c0"/>
    </style:style>
    <style:style style:name="P19" style:family="paragraph" style:parent-style-name="Text_20_body">
      <style:text-properties officeooo:rsid="0026fb8c" officeooo:paragraph-rsid="0027e3c0"/>
    </style:style>
    <style:style style:name="T1" style:family="text">
      <style:text-properties officeooo:rsid="001f0ba9"/>
    </style:style>
    <style:style style:name="T2" style:family="text">
      <style:text-properties officeooo:rsid="001bf2c7"/>
    </style:style>
    <style:style style:name="T3" style:family="text">
      <style:text-properties officeooo:rsid="001ce6af"/>
    </style:style>
    <style:style style:name="T4" style:family="text">
      <style:text-properties officeooo:rsid="001eaf96"/>
    </style:style>
    <style:style style:name="T5" style:family="text">
      <style:text-properties officeooo:rsid="00211bec"/>
    </style:style>
    <style:style style:name="T6" style:family="text">
      <style:text-properties officeooo:rsid="00220f3c"/>
    </style:style>
    <style:style style:name="T7" style:family="text">
      <style:text-properties officeooo:rsid="0023fc40"/>
    </style:style>
    <style:style style:name="T8" style:family="text">
      <style:text-properties fo:font-weight="normal" officeooo:rsid="0023fc40" style:font-weight-asian="normal" style:font-weight-complex="normal"/>
    </style:style>
    <style:style style:name="T9" style:family="text">
      <style:text-properties officeooo:rsid="00255331"/>
    </style:style>
    <style:style style:name="T10" style:family="text">
      <style:text-properties officeooo:rsid="0025ebf6"/>
    </style:style>
    <style:style style:name="T11" style:family="text">
      <style:text-properties officeooo:rsid="0026f459"/>
    </style:style>
    <style:style style:name="T12" style:family="text">
      <style:text-properties officeooo:rsid="0027e3c0"/>
    </style:style>
    <style:style style:name="T13" style:family="text">
      <style:text-properties officeooo:rsid="0027ba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Лабораторна робота №<text:span text:style-name="T1">1</text:span></text:p>
      <text:p text:style-name="P3">Тема роботи: агрегатні типи даних <text:span text:style-name="T2">Swift</text:span></text:p>
      <text:p text:style-name="P3">Мета роботи: ознайомитись с типами даних <text:span text:style-name="T2">Array</text:span></text:p>
      <text:h text:style-name="P1" text:outline-level="3">Теоретичні відомості </text:h>
      <text:p text:style-name="P10">Мова <text:span text:style-name="T2">Swift</text:span><text:span text:style-name="T1"> містить декілька классів для зберігання й обробки великої кількості об’єктів:</text:span></text:p>
      <text:list xml:id="list98742840" text:style-name="L1">
        <text:list-item>
          <text:p text:style-name="P9">масиви <text:s/><text:span text:style-name="T3">(</text:span><text:span text:style-name="T1">Ar</text:span><text:span text:style-name="T2">r</text:span><text:span text:style-name="T1">ay</text:span><text:span text:style-name="T3">) для зберігання об’єктів одного типу в упорядкованому вигляді (тобто кожний об’єкт має свий унікальний індекс)</text:span></text:p>
        </text:list-item>
        <text:list-item>
          <text:p text:style-name="P8">множини <text:span text:style-name="T3">(</text:span>Set<text:span text:style-name="T3">) для зюерігання <text:s/>об’єктів одного типу без заданого порядку, причому кожен елемент может бути лише один раз</text:span></text:p>
        </text:list-item>
        <text:list-item>
          <text:p text:style-name="P9">словники <text:span text:style-name="T3">(</text:span><text:span text:style-name="T1">Dictionary</text:span><text:span text:style-name="T3">) для зберігання пар ключ:значення</text:span></text:p>
        </text:list-item>
      </text:list>
      <text:p text:style-name="P11">Як і об’єкти будь-якого типу, об’єкти цих типів можуть бути імутабельними (створюються за допомогою слова let) та мутабельними (створюються за допомогою var). </text:p>
      <text:p text:style-name="P11">Найчастіше використовубться типи <text:span text:style-name="T4">Array та Dictionary.</text:span></text:p>
      <text:h text:style-name="Heading_20_4" text:outline-level="4">Створення масивів</text:h>
      <text:p text:style-name="P12">Swift підьтримує багато варіантів створення масивів.</text:p>
      <text:p text:style-name="P12">Створення пустого масиву цілих чисел:</text:p>
      <text:p text:style-name="Preformatted_20_Text">var someInts: [Int] = []</text:p>
      <text:p text:style-name="P12">Створення масиву, всі елменти якого мають однакове значення:</text:p>
      <text:p text:style-name="Preformatted_20_Text">var threeDoubles = Array(repeating: 0.0, count: 3)</text:p>
      <text:p text:style-name="P12">Створення масиву за допомогою літералів:</text:p>
      <text:p text:style-name="Preformatted_20_Text">var shoppingList: [String] = ["Eggs", "Milk"]</text:p>
      <text:p text:style-name="P12">Оскільки Swift вміє виводити типи даних на основі контексту, рядок вище можна записати наступним чином:</text:p>
      <text:p text:style-name="Preformatted_20_Text">var shoppingList = ["Eggs", "Milk"]</text:p>
      <text:h text:style-name="Heading_20_4" text:outline-level="4">Обробка масивів</text:h>
      <text:p text:style-name="P12">Класс <text:span text:style-name="T5">Array містить багато властивостей і методів для отримання інформаціі про масив та його модифікації.</text:span></text:p>
      <text:p text:style-name="P12">Визначення кілкості елементів <text:span text:style-name="T7">(властивість count)</text:span>:</text:p>
      <text:p text:style-name="Preformatted_20_Text">print("The shopping list contains \(shoppingList.count) items.")</text:p>
      <text:p text:style-name="P12">Перевірка, що масив пустий, <text:span text:style-name="T6">тобто count == 0 </text:span><text:span text:style-name="T7">(властиві</text:span><text:span text:style-name="T8">сть isEmpty</text:span><text:span text:style-name="T7">)</text:span><text:span text:style-name="T6">:</text:span></text:p>
      <text:p text:style-name="Preformatted_20_Text">if shoppingList.isEmpty {</text:p>
      <text:p text:style-name="Preformatted_20_Text"><text:s text:c="4"/>print("The shopping list is empty.")</text:p>
      <text:p text:style-name="Preformatted_20_Text"><text:soft-page-break/>}</text:p>
      <text:p text:style-name="Text_20_body">Додавання елементу <text:span text:style-name="T9">(метод append(_:) ):</text:span></text:p>
      <text:p text:style-name="Preformatted_20_Text">shoppingList.append("Flour")</text:p>
      <text:p text:style-name="P13">або навіть іншого масиву:</text:p>
      <text:p text:style-name="Preformatted_20_Text">shoppingList += ["Chocolate Spread", "Cheese", "Butter"]</text:p>
      <text:p text:style-name="P13">Отримання елементу з заданим індексом <text:span text:style-name="T11">(синтаксис индексів)</text:span>:</text:p>
      <text:p text:style-name="Preformatted_20_Text">var firstItem = shoppingList[0]</text:p>
      <text:p text:style-name="P14">і його заміна:</text:p>
      <text:p text:style-name="Preformatted_20_Text">shoppingList[0] = "Six eggs"</text:p>
      <text:p text:style-name="P14"><text:span text:style-name="T10">Swift також дозволяє замінювати серію елеиентів:</text:span></text:p>
      <text:p text:style-name="Preformatted_20_Text">shoppingList[4...6] = ["Bananas", "Apples"]</text:p>
      <text:p text:style-name="P15">Вставка елемента в задану позію <text:span text:style-name="T11">(метод insert(_:at:) ):</text:span></text:p>
      <text:p text:style-name="Preformatted_20_Text">shoppingList.insert("Maple Syrup", at: 0)</text:p>
      <text:p text:style-name="P15">і видалення елементу <text:span text:style-name="T11">(метод remove(at:) )</text:span>:</text:p>
      <text:p text:style-name="P15">let mapleSyrup = shoppingList.remove(at: 0)</text:p>
      <text:p text:style-name="P16">Ітерації по елемнтам масиву:</text:p>
      <text:p text:style-name="Preformatted_20_Text">for item in shoppingList {</text:p>
      <text:p text:style-name="Preformatted_20_Text"><text:s text:c="4"/>print(item)</text:p>
      <text:p text:style-name="Preformatted_20_Text">}</text:p>
      <text:p text:style-name="P16">Якщо необхі<text:span text:style-name="T12">дно також знати індекс елемнту, то використовується метод enumerated()</text:span></text:p>
      <text:p text:style-name="Preformatted_20_Text">for (index, value) in shoppingList.enumerated() {</text:p>
      <text:p text:style-name="Preformatted_20_Text"><text:s text:c="4"/>print("Item \(index + 1): \(value)")</text:p>
      <text:p text:style-name="Preformatted_20_Text">}</text:p>
      <text:h text:style-name="P2" text:outline-level="3">Завдання</text:h>
      <text:p text:style-name="P19">Розробити програму, що виконує над заданим масивом вказані дії. Номер варіанту визначається наступним чином:</text:p>
      <text:p text:style-name="P18">номер_варианту <text:span text:style-name="T13">= номер_по_списку % 5 + 1</text:span></text:p>
      <text:p text:style-name="P19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05553173535488">
          <table:table-cell table:style-name="Table1.A1" office:value-type="string">
            <text:p text:style-name="P6">Варіант</text:p>
          </table:table-cell>
          <table:table-cell table:style-name="Table1.A1" office:value-type="string">
            <text:p text:style-name="P6">Вид обробки</text:p>
          </table:table-cell>
          <table:table-cell table:style-name="Table1.C1" office:value-type="string">
            <text:p text:style-name="P6">Тип елементів</text:p>
          </table:table-cell>
        </table:table-row>
        <table:table-row table:style-name="TableLine105553173537536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Знайти мінімальний елемент</text:p>
          </table:table-cell>
          <table:table-cell table:style-name="Table1.C2" office:value-type="string">
            <text:p text:style-name="P5"><text:span text:style-name="T12">I</text:span>nt</text:p>
          </table:table-cell>
        </table:table-row>
        <table:table-row table:style-name="TableLine105553173539328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5">Сортувати в зростаючому порядку</text:p>
          </table:table-cell>
          <table:table-cell table:style-name="Table1.C2" office:value-type="string">
            <text:p text:style-name="P5"><text:span text:style-name="T12">F</text:span>loat</text:p>
          </table:table-cell>
        </table:table-row>
        <text:soft-page-break/>
        <table:table-row table:style-name="TableLine105553173533696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6">Знайти і<text:span text:style-name="T13">ндекс елементу з заданим значенням <text:s/></text:span></text:p>
          </table:table-cell>
          <table:table-cell table:style-name="Table1.C2" office:value-type="string">
            <text:p text:style-name="P7">String</text:p>
          </table:table-cell>
        </table:table-row>
        <table:table-row table:style-name="TableLine105553173540608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6">Знайти суму додатних чисел</text:p>
          </table:table-cell>
          <table:table-cell table:style-name="Table1.C2" office:value-type="string">
            <text:p text:style-name="P5"><text:span text:style-name="T12">I</text:span>nt</text:p>
          </table:table-cell>
        </table:table-row>
        <table:table-row table:style-name="TableLine105553173535744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Знайти максимальне від’ємне число</text:p>
          </table:table-cell>
          <table:table-cell table:style-name="Table1.C2" office:value-type="string">
            <text:p text:style-name="P5"><text:span text:style-name="T12">F</text:span>loat</text:p>
          </table:table-cell>
        </table:table-row>
      </table:table>
      <text:p text:style-name="P17"/>
      <text:p text:style-name="P13"/>
      <text:p text:style-name="Text_20_body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enlo" svg:font-family="Menlo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uk" fo:country="UA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 fo:text-align="center" style:justify-single-word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in" fo:margin-bottom="0.1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0T22:44:10.792807677</meta:creation-date>
    <dc:date>2022-03-21T14:21:35.417261968</dc:date>
    <meta:editing-duration>PT38M50S</meta:editing-duration>
    <meta:editing-cycles>9</meta:editing-cycles>
    <meta:generator>LibreOffice/7.1.3.2$MacOSX_X86_64 LibreOffice_project/47f78053abe362b9384784d31a6e56f8511eb1c1</meta:generator>
    <meta:document-statistic meta:table-count="1" meta:image-count="0" meta:object-count="0" meta:page-count="3" meta:paragraph-count="72" meta:word-count="371" meta:character-count="2726" meta:non-whitespace-character-count="2410"/>
  </office:meta>
</office:document-meta>
</file>